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1fe20" officeooo:paragraph-rsid="0011fe20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1fe20" officeooo:paragraph-rsid="0011fe2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134f6"/>
    </style:style>
    <style:style style:name="P4" style:family="paragraph" style:parent-style-name="Standard">
      <style:paragraph-properties fo:text-align="start" style:justify-single-word="false"/>
      <style:text-properties officeooo:paragraph-rsid="0023c476"/>
    </style:style>
    <style:style style:name="P5" style:family="paragraph" style:parent-style-name="Standard">
      <style:paragraph-properties fo:text-align="start" style:justify-single-word="false"/>
      <style:text-properties officeooo:paragraph-rsid="00271052"/>
    </style:style>
    <style:style style:name="P6" style:family="paragraph" style:parent-style-name="Standard">
      <style:paragraph-properties fo:text-align="start" style:justify-single-word="false"/>
      <style:text-properties officeooo:paragraph-rsid="002e78ca"/>
    </style:style>
    <style:style style:name="P7" style:family="paragraph" style:parent-style-name="Standard">
      <style:paragraph-properties fo:text-align="start" style:justify-single-word="false"/>
      <style:text-properties officeooo:paragraph-rsid="0030cc03"/>
    </style:style>
    <style:style style:name="P8" style:family="paragraph" style:parent-style-name="Standard">
      <style:paragraph-properties fo:text-align="start" style:justify-single-word="false"/>
      <style:text-properties officeooo:rsid="001edc0f" officeooo:paragraph-rsid="001edc0f"/>
    </style:style>
    <style:style style:name="P9" style:family="paragraph" style:parent-style-name="Standard">
      <style:paragraph-properties fo:text-align="start" style:justify-single-word="false"/>
      <style:text-properties officeooo:rsid="0021f47a" officeooo:paragraph-rsid="0021f47a"/>
    </style:style>
    <style:style style:name="P10" style:family="paragraph" style:parent-style-name="Standard">
      <style:paragraph-properties fo:text-align="start" style:justify-single-word="false"/>
      <style:text-properties officeooo:rsid="002446c5" officeooo:paragraph-rsid="002446c5"/>
    </style:style>
    <style:style style:name="P11" style:family="paragraph" style:parent-style-name="Standard">
      <style:paragraph-properties fo:text-align="start" style:justify-single-word="false"/>
      <style:text-properties fo:color="#000000" officeooo:rsid="002e78ca" officeooo:paragraph-rsid="002e78ca"/>
    </style:style>
    <style:style style:name="P12" style:family="paragraph" style:parent-style-name="Standard">
      <style:paragraph-properties fo:text-align="start" style:justify-single-word="false"/>
      <style:text-properties officeooo:rsid="002b091c" officeooo:paragraph-rsid="002b091c"/>
    </style:style>
    <style:style style:name="P13" style:family="paragraph" style:parent-style-name="Standard">
      <style:paragraph-properties fo:text-align="start" style:justify-single-word="false" fo:break-before="page"/>
      <style:text-properties officeooo:paragraph-rsid="003289d2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3fe95" officeooo:paragraph-rsid="0013fe95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5e17a" officeooo:paragraph-rsid="0015e17a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5e2cb" officeooo:paragraph-rsid="0015e2cb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be184" officeooo:paragraph-rsid="001be184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8e236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2b091c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28ad11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305411"/>
    </style:style>
    <style:style style:name="P22" style:family="paragraph" style:parent-style-name="Standard">
      <style:paragraph-properties fo:text-align="start" style:justify-single-word="false"/>
      <style:text-properties officeooo:paragraph-rsid="003a7e35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8e236" officeooo:paragraph-rsid="0018e236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a1017" officeooo:paragraph-rsid="001a1017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edc0f" officeooo:paragraph-rsid="001edc0f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f1664" officeooo:paragraph-rsid="001f1664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1d4ddc" officeooo:paragraph-rsid="001d4ddc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2134f6" officeooo:paragraph-rsid="002134f6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21f47a" officeooo:paragraph-rsid="0021f47a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23c476" officeooo:paragraph-rsid="0023c476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2446c5" officeooo:paragraph-rsid="002446c5"/>
    </style:style>
    <style:style style:name="P32" style:family="paragraph" style:parent-style-name="Standard">
      <style:paragraph-properties fo:text-align="start" style:justify-single-word="false"/>
      <style:text-properties fo:color="#000000" officeooo:rsid="002446c5" officeooo:paragraph-rsid="002446c5"/>
    </style:style>
    <style:style style:name="P33" style:family="paragraph" style:parent-style-name="Standard" style:list-style-name="L1">
      <style:paragraph-properties fo:text-align="start" style:justify-single-word="false"/>
      <style:text-properties fo:color="#000000" officeooo:rsid="0029c9e1" officeooo:paragraph-rsid="002b091c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officeooo:rsid="0028ad11" officeooo:paragraph-rsid="0028ad11"/>
    </style:style>
    <style:style style:name="P35" style:family="paragraph" style:parent-style-name="Standard" style:list-style-name="L1">
      <style:paragraph-properties fo:text-align="start" style:justify-single-word="false"/>
      <style:text-properties fo:color="#000000" officeooo:rsid="0028ad11" officeooo:paragraph-rsid="00305411"/>
    </style:style>
    <style:style style:name="P36" style:family="paragraph" style:parent-style-name="Standard">
      <style:paragraph-properties fo:text-align="start" style:justify-single-word="false"/>
      <style:text-properties fo:color="#000000" officeooo:rsid="0028ad11" officeooo:paragraph-rsid="0028ad11"/>
    </style:style>
    <style:style style:name="P37" style:family="paragraph" style:parent-style-name="Standard" style:list-style-name="L1">
      <style:paragraph-properties fo:text-align="start" style:justify-single-word="false"/>
      <style:text-properties fo:color="#000000" officeooo:rsid="002e78ca" officeooo:paragraph-rsid="002e78ca"/>
    </style:style>
    <style:style style:name="P38" style:family="paragraph" style:parent-style-name="Standard" style:list-style-name="L1">
      <style:paragraph-properties fo:text-align="start" style:justify-single-word="false"/>
      <style:text-properties fo:color="#000000" officeooo:rsid="002e78ca" officeooo:paragraph-rsid="003289d2"/>
    </style:style>
    <style:style style:name="P39" style:family="paragraph" style:parent-style-name="Standard" style:list-style-name="L1">
      <style:paragraph-properties fo:text-align="start" style:justify-single-word="false"/>
      <style:text-properties fo:color="#000000" officeooo:rsid="002e78ca" officeooo:paragraph-rsid="00356c4b"/>
    </style:style>
    <style:style style:name="P40" style:family="paragraph" style:parent-style-name="Standard" style:list-style-name="L1">
      <style:paragraph-properties fo:text-align="start" style:justify-single-word="false"/>
      <style:text-properties fo:color="#000000" officeooo:rsid="0033e533" officeooo:paragraph-rsid="0033e533"/>
    </style:style>
    <style:style style:name="P41" style:family="paragraph" style:parent-style-name="Standard" style:list-style-name="L1">
      <style:paragraph-properties fo:text-align="start" style:justify-single-word="false"/>
      <style:text-properties fo:color="#000000" officeooo:rsid="00335166" officeooo:paragraph-rsid="00335166"/>
    </style:style>
    <style:style style:name="P42" style:family="paragraph" style:parent-style-name="Standard" style:list-style-name="L1">
      <style:paragraph-properties fo:text-align="start" style:justify-single-word="false"/>
      <style:text-properties fo:color="#000000" officeooo:rsid="00335166" officeooo:paragraph-rsid="003a7e35"/>
    </style:style>
    <style:style style:name="P43" style:family="paragraph" style:parent-style-name="Standard">
      <style:paragraph-properties fo:text-align="start" style:justify-single-word="false"/>
      <style:text-properties fo:color="#000000" officeooo:rsid="00335166" officeooo:paragraph-rsid="00335166"/>
    </style:style>
    <style:style style:name="P44" style:family="paragraph" style:parent-style-name="Standard">
      <style:paragraph-properties fo:text-align="start" style:justify-single-word="false"/>
      <style:text-properties fo:color="#000000" officeooo:rsid="00335166" officeooo:paragraph-rsid="003a7e35"/>
    </style:style>
    <style:style style:name="P45" style:family="paragraph" style:parent-style-name="Standard" style:list-style-name="L1">
      <style:paragraph-properties fo:text-align="start" style:justify-single-word="false"/>
      <style:text-properties fo:color="#000000" officeooo:rsid="0039e37d" officeooo:paragraph-rsid="0039e37d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28ad11" officeooo:paragraph-rsid="0028ad11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374749" officeooo:paragraph-rsid="00374749"/>
    </style:style>
    <style:style style:name="P48" style:family="paragraph" style:parent-style-name="Standard">
      <style:paragraph-properties fo:text-align="start" style:justify-single-word="false" fo:break-before="page"/>
      <style:text-properties officeooo:paragraph-rsid="00356c4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1f47a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3c476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71052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e78ca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305411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3289d2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356c4b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3a7e35" style:font-size-asian="14pt" style:font-weight-asian="bold" style:font-size-complex="14pt" style:font-weight-complex="bold"/>
    </style:style>
    <style:style style:name="T10" style:family="text">
      <style:text-properties officeooo:rsid="0013fe95"/>
    </style:style>
    <style:style style:name="T11" style:family="text">
      <style:text-properties officeooo:rsid="0015e2cb"/>
    </style:style>
    <style:style style:name="T12" style:family="text">
      <style:text-properties officeooo:rsid="0018e236"/>
    </style:style>
    <style:style style:name="T13" style:family="text">
      <style:text-properties officeooo:rsid="001a1017"/>
    </style:style>
    <style:style style:name="T14" style:family="text">
      <style:text-properties officeooo:rsid="001be184"/>
    </style:style>
    <style:style style:name="T15" style:family="text">
      <style:text-properties officeooo:rsid="001d4ddc"/>
    </style:style>
    <style:style style:name="T16" style:family="text">
      <style:text-properties officeooo:rsid="0011fe20"/>
    </style:style>
    <style:style style:name="T17" style:family="text">
      <style:text-properties officeooo:rsid="0023c476"/>
    </style:style>
    <style:style style:name="T18" style:family="text">
      <style:text-properties fo:color="#81d41a"/>
    </style:style>
    <style:style style:name="T19" style:family="text">
      <style:text-properties fo:color="#81d41a" officeooo:rsid="002446c5"/>
    </style:style>
    <style:style style:name="T20" style:family="text">
      <style:text-properties fo:color="#81d41a" officeooo:rsid="002e78ca"/>
    </style:style>
    <style:style style:name="T21" style:family="text">
      <style:text-properties fo:color="#81d41a" officeooo:rsid="0030cc03"/>
    </style:style>
    <style:style style:name="T22" style:family="text">
      <style:text-properties fo:color="#000000"/>
    </style:style>
    <style:style style:name="T23" style:family="text">
      <style:text-properties fo:color="#000000" officeooo:rsid="0023c476"/>
    </style:style>
    <style:style style:name="T24" style:family="text">
      <style:text-properties fo:color="#000000" officeooo:rsid="002446c5"/>
    </style:style>
    <style:style style:name="T25" style:family="text">
      <style:text-properties fo:color="#000000" officeooo:rsid="0028ad11"/>
    </style:style>
    <style:style style:name="T26" style:family="text">
      <style:text-properties fo:color="#000000" officeooo:rsid="002b091c"/>
    </style:style>
    <style:style style:name="T27" style:family="text">
      <style:text-properties fo:color="#000000" officeooo:rsid="00305411"/>
    </style:style>
    <style:style style:name="T28" style:family="text">
      <style:text-properties fo:color="#ff8000"/>
    </style:style>
    <style:style style:name="T29" style:family="text">
      <style:text-properties fo:color="#ff8000" officeooo:rsid="002446c5"/>
    </style:style>
    <style:style style:name="T30" style:family="text">
      <style:text-properties fo:color="#800080"/>
    </style:style>
    <style:style style:name="T31" style:family="text">
      <style:text-properties fo:color="#800080" officeooo:rsid="0028ad11"/>
    </style:style>
    <style:style style:name="T32" style:family="text">
      <style:text-properties officeooo:rsid="002b091c"/>
    </style:style>
    <style:style style:name="T33" style:family="text">
      <style:text-properties fo:color="#ff0000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356c4b"/>
    </style:style>
    <style:style style:name="T36" style:family="text">
      <style:text-properties officeooo:rsid="003a7e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S - Bootstrap <text:span text:style-name="T10">5</text:span></text:p>
      <text:p text:style-name="P1"><text:span text:style-name="T1">Introduction</text:span> </text:p>
      <text:list xml:id="list2327209522" text:style-name="L1">
        <text:list-item>
          <text:p text:style-name="P47">Bootstrap and Bootsnipp have many usable examples that we can copy the code for and modify for our needs</text:p>
        </text:list-item>
        <text:list-item>
          <text:p text:style-name="P14">Bootstrap allows applications to be responsive (responds to the view port) on desktop, mobile, and tablets. This can also be called adaptable layout </text:p>
        </text:list-item>
        <text:list-item>
          <text:p text:style-name="P14">Bootstrap eliminates the need to use many of the CSS code. It is good that you know the CSS basic code and Bootstrap </text:p>
        </text:list-item>
        <text:list-item>
          <text:p text:style-name="P15">Bootstrap’s main website is <text:a xlink:type="simple" xlink:href="http://www.getbootstrap.com/" text:style-name="Internet_20_link" text:visited-style-name="Visited_20_Internet_20_Link">www.getbootstrap.com</text:a>. <text:span text:style-name="T11">From there we can download the complied code &amp; in bootstrap.css we can find the code that pre-defines the html code</text:span></text:p>
        </text:list-item>
        <text:list-item>
          <text:p text:style-name="P16">When click “inspect” on a browser. The “user agent stylesheet” is the css code applied by the browser </text:p>
        </text:list-item>
        <text:list-item>
          <text:p text:style-name="P17">Installing bootstrap: </text:p>
          <text:list>
            <text:list-item>
              <text:p text:style-name="P18"><text:span text:style-name="T14">Method 1: </text:span><text:span text:style-name="T12">To get bootstrap on your browser. </text:span><text:span text:style-name="T14">You must have an .html file created first. Then,</text:span><text:span text:style-name="T12"> Click on “Get started” in the getbootstrap.com website. Then, copy the cdn of CSS code. Into <text:s/>the .html file. In the course example we pasted it into the index.html file in the bootstrap-installation folder </text:span></text:p>
              <text:list>
                <text:list-item>
                  <text:p text:style-name="P23">CDN is Content Delivery Network, <text:span text:style-name="T13">The ability to host a web page in multiple regions. Therefore, to access the same website from different parts of the world, the web page in the closest region will be used </text:span></text:p>
                </text:list-item>
                <text:list-item>
                  <text:p text:style-name="P24">The course copied the CSS cdn of v4.0.0 for bootstrap. Even though version 5.1 is available. We will use version 5.1 </text:p>
                </text:list-item>
                <text:list-item>
                  <text:p text:style-name="P25">Exp: </text:p>
                </text:list-item>
              </text:list>
            </text:list-item>
          </text:list>
        </text:list-item>
      </text:list>
      <text:p text:style-name="P8"><text:s text:c="2"/>&lt;link href="https://cdn.jsdelivr.net/npm/bootstrap@5.1.3/dist/css/bootstrap.min.css" rel="stylesheet" integrity="sha384-1BmE4kWBq78iYhFldvKuhfTAU6auU8tT94WrHftjDbrCEXSU1oBoqyl2QvZ6jIW3" crossorigin="anonymous"&gt;</text:p>
      <text:list xml:id="list222042603052673" text:continue-numbering="true" text:style-name="L1">
        <text:list-item>
          <text:list>
            <text:list-item>
              <text:list>
                <text:list-item>
                  <text:p text:style-name="P26">This is the method used in the course’s lectures <text:s text:c="5"/></text:p>
                </text:list-item>
              </text:list>
            </text:list-item>
            <text:list-item>
              <text:p text:style-name="P17">Method 2: copy the start template into the .html file. In the coruse’s context it was the index.html file</text:p>
            </text:list-item>
            <text:list-item>
              <text:p text:style-name="P17">Method 3: <text:span text:style-name="T15">Click on “Download” in the top right after clicking on “Get started” in the getbootstrap.com. You will download the “bootstrap-g.1.3-dist.zip” file</text:span></text:p>
              <text:list>
                <text:list-item>
                  <text:p text:style-name="P27">The main downside of this method is that when users on the internet browse the internet. It is most likely that their browsers have downloaded or cached bootstrap. </text:p>
                </text:list-item>
                <text:list-item>
                  <text:p text:style-name="P27">This will allow the loading of your web page to be much smoother if you followed method 1 or 2, because you are referring to bootstrap via the bootstrap file available on the internet. </text:p>
                </text:list-item>
                <text:list-item>
                  <text:p text:style-name="P27">However, if you use method 3 of referring to the bootstrap file via an available .css file. Then, this will require anyone visiting your web-page to download the .css file prior to accessing your web page. This will result in significant loading time increase </text:p>
                </text:list-item>
                <text:list-item>
                  <text:p text:style-name="P25">Exp: </text:p>
                </text:list-item>
              </text:list>
            </text:list-item>
          </text:list>
        </text:list-item>
      </text:list>
      <text:p text:style-name="P8">&lt;link rel="stylesheet" href = "<text:a xlink:type="simple" xlink:href="../bootstrap-5.1.3_compiled_code/css/bootstrap.css" text:style-name="Internet_20_link" text:visited-style-name="Visited_20_Internet_20_Link">file:///home/mohamd/Documents/web_dev/Bootstrap/bootstrap-5.1.3_compiled_code/css/bootstrap.css</text:a>"&gt;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3"><text:span text:style-name="T2">Workflow </text:span><text:span text:style-name="T16"><text:s/></text:span></text:p>
      <text:list xml:id="list222042630772364" text:continue-numbering="true" text:style-name="L1">
        <text:list-item>
          <text:p text:style-name="P28">Wireframing is “quickly” drawing the web application on a piece of paper using a pencil. It meant to be low fidelity ( quick and does not take too long) </text:p>
        </text:list-item>
        <text:list-item>
          <text:p text:style-name="P28">Mock ups <text:s/>are high fidelity ((take longer and more details). What you see in <text:s/>a mock up is what the web/mobile application will end up looking</text:p>
        </text:list-item>
        <text:list-item>
          <text:p text:style-name="P29">The classic workflow: </text:p>
          <text:list>
            <text:list-item>
              <text:p text:style-name="P29">1. look at others web applications. A good website is dribbble.com. This should give you a good idea about websites </text:p>
            </text:list-item>
            <text:list-item>
              <text:p text:style-name="P29">2. Go to ui-patterns.com and look at the design patterns. This should allow you to think about the problems you trying to solve</text:p>
            </text:list-item>
            <text:list-item>
              <text:p text:style-name="P29">3. Create a simple sketched wireframe. An industry standards is balsamiq.cloud </text:p>
            </text:list-item>
            <text:list-item>
              <text:p text:style-name="P29">4. Create a mock up using photo shop or something like that (optional)</text:p>
            </text:list-item>
            <text:list-item>
              <text:p text:style-name="P29">5. Finally, create a prototype </text:p>
            </text:list-item>
          </text:list>
        </text:list-item>
      </text:list>
      <text:p text:style-name="P9"/>
      <text:p text:style-name="P9"/>
      <text:p text:style-name="P4"><text:span text:style-name="T3">The navigation bar</text:span><text:span text:style-name="T2"> </text:span><text:span text:style-name="T16"><text:s/></text:span><text:span text:style-name="T17">(navbar) </text:span><text:span text:style-name="T19">&lt;nav&gt; &lt;/nav&gt;</text:span></text:p>
      <text:list xml:id="list222041958844864" text:continue-numbering="true" text:style-name="L1">
        <text:list-item>
          <text:p text:style-name="P30">A navigation bar in the top with links to every section within the page</text:p>
        </text:list-item>
        <text:list-item>
          <text:p text:style-name="P30">Within the Bootstrap web page. Click on “components” and search for “navbar”</text:p>
        </text:list-item>
        <text:list-item>
          <text:p text:style-name="P31">The syntax: </text:p>
        </text:list-item>
      </text:list>
      <text:p text:style-name="P10"><text:span text:style-name="T17"><text:s/></text:span><text:span text:style-name="T18">&lt;nav&gt; </text:span><text:span text:style-name="T22">[</text:span><text:span text:style-name="T28">Text</text:span><text:span text:style-name="T22">] &amp; [</text:span><text:span text:style-name="T28">Bootstrap Classes</text:span><text:span text:style-name="T22">] </text:span><text:span text:style-name="T18">&lt;/nav&gt;</text:span></text:p>
      <text:p text:style-name="P32"/>
      <text:p text:style-name="P5"><text:span text:style-name="T3">The </text:span><text:span text:style-name="T4">Containers</text:span><text:span text:style-name="T2"> </text:span><text:span text:style-name="T17"><text:s/></text:span><text:span text:style-name="T31">class = container</text:span></text:p>
      <text:list xml:id="list222042505970370" text:continue-numbering="true" text:style-name="L1">
        <text:list-item>
          <text:p text:style-name="P19"><text:span text:style-name="T24">Containers are </text:span><text:span text:style-name="T26">classes unlike div and section which are html elements. Containers are suaully used within a div</text:span></text:p>
        </text:list-item>
      </text:list>
      <text:p text:style-name="P12"><text:span text:style-name="T24">&lt;</text:span><text:span text:style-name="T18">div</text:span><text:span text:style-name="T22"> class=”</text:span><text:span text:style-name="T30">container</text:span><text:span text:style-name="T22">”&gt; </text:span><text:span text:style-name="T24">[</text:span><text:span text:style-name="T29">Text</text:span><text:span text:style-name="T24">] <text:s/></text:span><text:span text:style-name="T22">&lt;/</text:span><text:span text:style-name="T18">div</text:span><text:span text:style-name="T22">&gt;</text:span></text:p>
      <text:list xml:id="list222042471026398" text:continue-numbering="true" text:style-name="L1">
        <text:list-item>
          <text:p text:style-name="P33">Containers basically contain specific html code and they have their own settings that impact all the code within them</text:p>
        </text:list-item>
        <text:list-item>
          <text:p text:style-name="P46"><text:span text:style-name="T24">T</text:span><text:span text:style-name="T22">he </text:span><text:span text:style-name="T30">container</text:span><text:span text:style-name="T22"> </text:span></text:p>
          <text:list>
            <text:list-item>
              <text:p text:style-name="P20"><text:span text:style-name="T24">Containers</text:span><text:span text:style-name="T25"> make anything within their div to be automatically responsive. Therefore they respond to the change in window size</text:span></text:p>
            </text:list-item>
            <text:list-item>
              <text:p text:style-name="P46"><text:span text:style-name="T25">T</text:span><text:span text:style-name="T22">he general container changes the width based on the width of the sheet </text:span></text:p>
            </text:list-item>
          </text:list>
        </text:list-item>
        <text:list-item>
          <text:p text:style-name="P46"><text:span text:style-name="T22">The </text:span><text:span text:style-name="T30">container-fluid</text:span></text:p>
          <text:list>
            <text:list-item>
              <text:p text:style-name="P34">Those containers constantly take 100% of the width regardless of the window size </text:p>
            </text:list-item>
          </text:list>
        </text:list-item>
      </text:list>
      <text:p text:style-name="P36"/>
      <text:p text:style-name="P7"><text:span text:style-name="T3">The </text:span><text:span text:style-name="T6">section</text:span><text:span text:style-name="T2"> </text:span><text:span text:style-name="T17"><text:s/></text:span><text:span text:style-name="T26">&lt;</text:span><text:span text:style-name="T21">section</text:span><text:span text:style-name="T26">&gt;</text:span><text:span text:style-name="T24">[</text:span><text:span text:style-name="T29">Text</text:span><text:span text:style-name="T24">] </text:span><text:span text:style-name="T23"><text:s/></text:span><text:span text:style-name="T26">&lt;/</text:span><text:span text:style-name="T21">section</text:span><text:span text:style-name="T26">&gt;</text:span></text:p>
      <text:list xml:id="list222041744511680" text:continue-numbering="true" text:style-name="L1">
        <text:list-item>
          <text:p text:style-name="P21"><text:span text:style-name="T27">The section means the </text:span><text:span text:style-name="T24">[</text:span><text:span text:style-name="T29">Text</text:span><text:span text:style-name="T24">] </text:span><text:span text:style-name="T27">in the section all all grouped. This is useful to allow text not overflow from a section. </text:span></text:p>
        </text:list-item>
        <text:list-item>
          <text:p text:style-name="P35"/>
        </text:list-item>
      </text:list>
      <text:p text:style-name="P6"><text:span text:style-name="T3">The </text:span><text:span text:style-name="T5">Buttons</text:span><text:span text:style-name="T2"> </text:span><text:span text:style-name="T17"><text:s/></text:span><text:span text:style-name="T26">&lt;</text:span><text:span text:style-name="T20">button</text:span><text:span text:style-name="T26">&gt;</text:span><text:span text:style-name="T24">[</text:span><text:span text:style-name="T29">Text</text:span><text:span text:style-name="T24">] </text:span><text:span text:style-name="T23"><text:s/></text:span><text:span text:style-name="T26">&lt;/</text:span><text:span text:style-name="T20">button</text:span><text:span text:style-name="T26">&gt;</text:span></text:p>
      <text:list xml:id="list222043140022272" text:continue-numbering="true" text:style-name="L1">
        <text:list-item>
          <text:p text:style-name="P37"><text:span text:style-name="T32">Buttons</text:span> in bootstrap have custom classes</text:p>
        </text:list-item>
        <text:list-item>
          <text:p text:style-name="P40">Note: The <text:span text:style-name="T33">herf</text:span> in a button which looks like --&gt; href="<text:span text:style-name="T34">#</text:span><text:span text:style-name="T33">carouselExampleControls</text:span>"</text:p>
        </text:list-item>
        <text:list-item>
          <text:p text:style-name="P40">The # in there is targeting that name after the # must match an id or class. For example --&gt; &lt;div id="<text:span text:style-name="T33">carouselExampleControls</text:span>" class="carousel slide" data-ride="carousel"&gt;</text:p>
        </text:list-item>
      </text:list>
      <text:p text:style-name="P11"/>
      <text:p text:style-name="P13"><text:span text:style-name="T3">The </text:span><text:span text:style-name="T7">Carousel</text:span><text:span text:style-name="T2"> </text:span><text:span text:style-name="T17"><text:s/></text:span></text:p>
      <text:list xml:id="list222043259258530" text:continue-numbering="true" text:style-name="L1">
        <text:list-item>
          <text:p text:style-name="P38">A slideshow component for cycling through elements—images or slides of text—like a carousel.</text:p>
        </text:list-item>
        <text:list-item>
          <text:p text:style-name="P41">The default internal for the time for automatic carousel is 5000ms which is 5 seconds </text:p>
        </text:list-item>
      </text:list>
      <text:p text:style-name="P43"/>
      <text:p text:style-name="P22"><text:span text:style-name="T3">The </text:span><text:span text:style-name="T9">Grid System</text:span><text:span text:style-name="T2"> </text:span><text:span text:style-name="T17"><text:s/></text:span></text:p>
      <text:list xml:id="list222043740634089" text:continue-numbering="true" text:style-name="L1">
        <text:list-item>
          <text:p text:style-name="P42">This will allow us to specify how will the CSS will change based on the size of the screen.</text:p>
        </text:list-item>
      </text:list>
      <text:p text:style-name="P44"/>
      <text:p text:style-name="P48"><text:span text:style-name="T3">The </text:span><text:span text:style-name="T8">Cards</text:span><text:span text:style-name="T2"> </text:span><text:span text:style-name="T17"><text:s/></text:span></text:p>
      <text:list xml:id="list222041767991588" text:continue-numbering="true" text:style-name="L1">
        <text:list-item>
          <text:p text:style-name="P39"><text:span text:style-name="T35">The cards provide a flexible and extensible content container with multiple variants and options.</text:span></text:p>
        </text:list-item>
        <text:list-item>
          <text:p text:style-name="P45">The cards are what used for a pricing section of a web page</text:p>
          <text:p text:style-name="P3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06:01:43.933117088</meta:creation-date>
    <dc:date>2022-04-05T22:20:41.594329603</dc:date>
    <meta:editing-duration>P1DT7H52M51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4" meta:paragraph-count="60" meta:word-count="863" meta:character-count="5189" meta:non-whitespace-character-count="4383"/>
  </office:meta>
</office:document-meta>
</file>